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7e60" officeooo:paragraph-rsid="00107e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r Himmel ist</text:p>
      <text:p text:style-name="P1">schwarz, es ist Nacht, ganz Dunwall liegt im Schlaf, </text:p>
      <text:p text:style-name="P1">und du braves schwarzes Schaf bist vom huschen aufgewacht</text:p>
      <text:p text:style-name="P1">schlaf nicht wieder ein, denn vor morgen bist du TOT </text:p>
      <text:p text:style-name="P1">also lass den dunklen Mond dein letzter Begleiter sein</text:p>
      <text:p text:style-name="P1">du hast Angst vor der Nacht, denn jetzt bist du mit dir allein,</text:p>
      <text:p text:style-name="P1">und im Kerzenschein kannst du dein Spiegelbild sehn</text:p>
      <text:p text:style-name="P1">du kannst dich nicht mehr ertragen, wieviele tötetest du schon</text:p>
      <text:p text:style-name="P1">ihr Blut in deinem Magen, die Offizierselixierration</text:p>
      <text:p text:style-name="P1"/>
      <text:p text:style-name="P1">Doch für Schweine wie dich hat uns der Outsider erschaffen</text:p>
      <text:p text:style-name="P1">ihm gefällt unser Zorn und du wirst morgen nicht erwachen</text:p>
      <text:p text:style-name="P1">unsre Klinge frisst die Sünden dieser kaputten Stadt</text:p>
      <text:p text:style-name="P1">fürchte jeden der die Walfängermaske anhat!</text:p>
      <text:p text:style-name="P1"/>
      <text:p text:style-name="P1">Deine goldene Maske reflektiert den Mondenschein</text:p>
      <text:p text:style-name="P1">und im finstern deiner Seele betest du die Litanei</text:p>
      <text:p text:style-name="P1">sie gibt die Kraft, sie gibt dir Mut, sie lügt dich wohlig warm,</text:p>
      <text:p text:style-name="P1">gönn dir das <text:s/>Glück vor deinem Tod, mentale Fesseln tun dir gut</text:p>
      <text:p text:style-name="P1">du schaltest die Musik ab, weil sie dir die Nerven raubt,</text:p>
      <text:p text:style-name="P1">weil es sich besser glaubt, wenn man nicht in den Spiegel schaut</text:p>
      <text:p text:style-name="P1">und du drehst dem offenen Fenster den Rücken zu,</text:p>
      <text:p text:style-name="P1">kein Geräusch machst du, mach ich, so stirbst halt in Ruh!</text:p>
      <text:p text:style-name="P1"/>
      <text:p text:style-name="P1">Denn für Schweine wie dich hat uns der Outsider erschaffen</text:p>
      <text:p text:style-name="P1">ihm gefällt unser Zorn und du wirst morgen nicht erwachen</text:p>
      <text:p text:style-name="P1">unsre Klinge frisst die Sünden dieser kaputten Stadt</text:p>
      <text:p text:style-name="P1">fürchte jeden der die Walfängermaske anhat!</text:p>
      <text:p text:style-name="P1"/>
      <text:p text:style-name="P1">I don't kill for faith, i don't kill for bread and cheese</text:p>
      <text:p text:style-name="P1">I kill because I'm good at it and it's what i believe</text:p>
      <text:p text:style-name="P1">my master saved my life, gave me power and my blade,</text:p>
      <text:p text:style-name="P1">so i'm killing for him, until my bloody fat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23:01:02.557425230</meta:creation-date>
    <dc:date>2014-07-14T23:08:40.405230329</dc:date>
    <meta:editing-duration>P0D</meta:editing-duration>
    <meta:editing-cycles>1</meta:editing-cycles>
    <meta:document-statistic meta:table-count="0" meta:image-count="0" meta:object-count="0" meta:page-count="1" meta:paragraph-count="29" meta:word-count="273" meta:character-count="1538" meta:non-whitespace-character-count="1291"/>
    <meta:generator>LibreOffice/4.1.0.4$Linux_x86 LibreOffice_project/410m0$Build-4</meta:generator>
  </office:meta>
</office:document-meta>
</file>